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GB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Normal" style:list-style-name="LFO1" style:family="paragraph">
      <style:text-properties fo:language="en" fo:country="GB"/>
    </style:style>
    <style:style style:name="P6" style:parent-style-name="Normal" style:list-style-name="LFO1" style:family="paragraph">
      <style:text-properties fo:language="en" fo:country="GB"/>
    </style:style>
    <style:style style:name="P7" style:parent-style-name="Normal" style:list-style-name="LFO1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list-style-name="LFO1" style:family="paragraph">
      <style:text-properties fo:language="en" fo:country="GB"/>
    </style:style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>
      <style:text-properties fo:language="en" fo:country="GB"/>
    </style:style>
    <style:style style:name="T13" style:parent-style-name="Policepardéfaut" style:family="text">
      <style:text-properties fo:font-weight="bold" style:font-weight-asian="bold" style:font-weight-complex="bold" fo:language="en" fo:country="GB"/>
    </style:style>
    <style:style style:name="P14" style:parent-style-name="Normal" style:list-style-name="LFO2" style:family="paragraph"/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Normal" style:list-style-name="LFO2" style:family="paragraph">
      <style:text-properties fo:language="en" fo:country="GB"/>
    </style:style>
    <style:style style:name="P17" style:parent-style-name="Normal" style:list-style-name="LFO2" style:family="paragraph"/>
    <style:style style:name="T18" style:parent-style-name="Policepardéfaut" style:family="text">
      <style:text-properties fo:language="en" fo:country="GB"/>
    </style:style>
    <style:style style:name="T19" style:parent-style-name="Lienhypertexte" style:family="text">
      <style:text-properties fo:language="en" fo:country="GB"/>
    </style:style>
    <style:style style:name="T20" style:parent-style-name="Policepardéfaut" style:family="text">
      <style:text-properties fo:language="en" fo:country="GB"/>
    </style:style>
    <style:style style:name="P21" style:parent-style-name="Normal" style:list-style-name="LFO2" style:family="paragraph"/>
    <style:style style:name="T22" style:parent-style-name="Policepardéfaut" style:family="text">
      <style:text-properties fo:font-weight="bold" style:font-weight-asian="bold" style:font-weight-complex="bold"/>
    </style:style>
    <style:style style:name="P23" style:parent-style-name="Normal" style:list-style-name="LFO3" style:family="paragraph">
      <style:text-properties fo:language="en" fo:country="GB"/>
    </style:style>
    <style:style style:name="P24" style:parent-style-name="Normal" style:list-style-name="LFO3" style:family="paragraph">
      <style:text-properties fo:language="en" fo:country="GB"/>
    </style:style>
    <style:style style:name="T25" style:parent-style-name="Policepardéfaut" style:family="text">
      <style:text-properties fo:font-weight="bold" style:font-weight-asian="bold" style:font-weight-complex="bold" fo:language="en" fo:country="GB"/>
    </style:style>
    <style:style style:name="T26" style:parent-style-name="Policepardéfaut" style:family="text">
      <style:text-properties fo:language="en" fo:country="GB"/>
    </style:style>
    <style:style style:name="T27" style:parent-style-name="Policepardéfaut" style:family="text">
      <style:text-properties fo:font-weight="bold" style:font-weight-asian="bold" style:font-weight-complex="bold"/>
    </style:style>
    <style:style style:name="P28" style:parent-style-name="Normal" style:list-style-name="LFO4" style:family="paragraph"/>
    <style:style style:name="T29" style:parent-style-name="Policepardéfaut" style:family="text">
      <style:text-properties fo:font-weight="bold" style:font-weight-asian="bold" style:font-weight-complex="bold" fo:language="en" fo:country="GB"/>
    </style:style>
    <style:style style:name="P30" style:parent-style-name="Normal" style:family="paragraph">
      <style:text-properties fo:language="it" fo:country="IT"/>
    </style:style>
    <style:style style:name="P31" style:parent-style-name="Normal" style:family="paragraph">
      <style:text-properties fo:language="en" fo:country="GB"/>
    </style:style>
    <style:style style:name="P32" style:parent-style-name="Normal" style:family="paragraph">
      <style:text-properties fo:language="en" fo:country="GB"/>
    </style:style>
    <style:style style:name="P33" style:parent-style-name="Normal" style:family="paragraph">
      <style:text-properties fo:language="en" fo:country="GB"/>
    </style:style>
    <style:style style:name="P34" style:parent-style-name="Normal" style:family="paragraph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P36" style:parent-style-name="Normal" style:family="paragraph">
      <style:text-properties fo:language="en" fo:country="GB"/>
    </style:style>
    <style:style style:name="P37" style:parent-style-name="Normal" style:family="paragraph">
      <style:text-properties fo:language="en" fo:country="GB"/>
    </style:style>
    <style:style style:name="P38" style:parent-style-name="Normal" style:family="paragraph">
      <style:text-properties fo:language="en" fo:country="GB"/>
    </style:style>
    <style:style style:name="P39" style:parent-style-name="Normal" style:family="paragraph">
      <style:text-properties fo:language="en" fo:country="GB"/>
    </style:style>
    <style:style style:name="P40" style:parent-style-name="Normal" style:family="paragraph">
      <style:text-properties fo:language="en" fo:country="GB"/>
    </style:style>
    <style:style style:name="P41" style:parent-style-name="Normal" style:family="paragraph">
      <style:text-properties fo:language="en" fo:country="GB"/>
    </style:style>
    <style:style style:name="P42" style:parent-style-name="Normal" style:family="paragraph">
      <style:text-properties fo:language="en" fo:country="GB"/>
    </style:style>
    <style:style style:name="P43" style:parent-style-name="Normal" style:family="paragraph">
      <style:text-properties fo:language="en" fo:country="GB"/>
    </style:style>
    <style:style style:name="P44" style:parent-style-name="Normal" style:family="paragraph">
      <style:text-properties fo:language="en" fo:country="GB"/>
    </style:style>
    <style:style style:name="T45" style:parent-style-name="Policepardéfaut" style:family="text">
      <style:text-properties fo:language="en" fo:country="GB"/>
    </style:style>
    <style:style style:name="P46" style:parent-style-name="Normal" style:list-style-name="LFO4" style:family="paragraph"/>
    <style:style style:name="T47" style:parent-style-name="Policepardéfaut" style:family="text">
      <style:text-properties fo:font-weight="bold" style:font-weight-asian="bold" style:font-weight-complex="bold" fo:language="en" fo:country="GB"/>
    </style:style>
    <style:style style:name="T48" style:parent-style-name="Policepardéfaut" style:family="text">
      <style:text-properties fo:language="en" fo:country="GB"/>
    </style:style>
    <style:style style:name="P49" style:parent-style-name="Normal" style:list-style-name="LFO4" style:family="paragraph"/>
    <style:style style:name="T50" style:parent-style-name="Policepardéfaut" style:family="text">
      <style:text-properties fo:font-weight="bold" style:font-weight-asian="bold" style:font-weight-complex="bold"/>
    </style:style>
    <style:style style:name="P51" style:parent-style-name="Normal" style:family="paragraph">
      <style:text-properties fo:language="en" fo:country="GB"/>
    </style:style>
    <style:style style:name="P52" style:parent-style-name="Normal" style:family="paragraph">
      <style:text-properties fo:language="en" fo:country="GB"/>
    </style:style>
    <style:style style:name="P53" style:parent-style-name="Normal" style:family="paragraph">
      <style:text-properties fo:language="en" fo:country="GB"/>
    </style:style>
    <style:style style:name="P54" style:parent-style-name="Normal" style:family="paragraph">
      <style:text-properties fo:language="en" fo:country="GB"/>
    </style:style>
    <style:style style:name="P55" style:parent-style-name="Normal" style:family="paragraph">
      <style:text-properties fo:language="en" fo:country="GB"/>
    </style:style>
    <style:style style:name="P56" style:parent-style-name="Normal" style:family="paragraph">
      <style:text-properties fo:language="en" fo:country="GB"/>
    </style:style>
    <style:style style:name="P57" style:parent-style-name="Normal" style:family="paragraph">
      <style:text-properties fo:language="en" fo:country="GB"/>
    </style:style>
    <style:style style:name="P58" style:parent-style-name="Normal" style:family="paragraph">
      <style:text-properties fo:language="en" fo:country="GB"/>
    </style:style>
    <style:style style:name="P59" style:parent-style-name="Normal" style:family="paragraph">
      <style:text-properties fo:language="en" fo:country="GB"/>
    </style:style>
    <style:style style:name="P60" style:parent-style-name="Normal" style:family="paragraph">
      <style:text-properties fo:language="en" fo:country="GB"/>
    </style:style>
    <style:style style:name="P61" style:parent-style-name="Normal" style:family="paragraph">
      <style:text-properties fo:language="en" fo:country="GB"/>
    </style:style>
    <style:style style:name="P62" style:parent-style-name="Normal" style:family="paragraph">
      <style:text-properties fo:language="en" fo:country="GB"/>
    </style:style>
    <style:style style:name="T63" style:parent-style-name="Policepardéfaut" style:family="text">
      <style:text-properties fo:language="en" fo:country="GB"/>
    </style:style>
    <style:style style:name="P64" style:parent-style-name="Normal" style:list-style-name="LFO4" style:family="paragraph"/>
    <style:style style:name="T65" style:parent-style-name="Policepardéfaut" style:family="text">
      <style:text-properties fo:font-weight="bold" style:font-weight-asian="bold" style:font-weight-complex="bold" fo:language="en" fo:country="GB"/>
    </style:style>
    <style:style style:name="T66" style:parent-style-name="Policepardéfaut" style:family="text">
      <style:text-properties fo:language="en" fo:country="GB"/>
    </style:style>
    <style:style style:name="P67" style:parent-style-name="Normal" style:list-style-name="LFO4" style:family="paragraph"/>
    <style:style style:name="T68" style:parent-style-name="Policepardéfaut" style:family="text">
      <style:text-properties fo:font-weight="bold" style:font-weight-asian="bold" style:font-weight-complex="bold"/>
    </style:style>
    <style:style style:name="P69" style:parent-style-name="Normal" style:family="paragraph">
      <style:text-properties fo:language="en" fo:country="GB"/>
    </style:style>
    <style:style style:name="P70" style:parent-style-name="Normal" style:family="paragraph">
      <style:text-properties fo:language="en" fo:country="GB"/>
    </style:style>
    <style:style style:name="P71" style:parent-style-name="Normal" style:family="paragraph">
      <style:text-properties fo:language="en" fo:country="GB"/>
    </style:style>
    <style:style style:name="P72" style:parent-style-name="Normal" style:family="paragraph">
      <style:text-properties fo:language="en" fo:country="GB"/>
    </style:style>
    <style:style style:name="P73" style:parent-style-name="Normal" style:family="paragraph">
      <style:text-properties fo:language="en" fo:country="GB"/>
    </style:style>
    <style:style style:name="P74" style:parent-style-name="Normal" style:family="paragraph">
      <style:text-properties fo:language="en" fo:country="GB"/>
    </style:style>
    <style:style style:name="P75" style:parent-style-name="Normal" style:family="paragraph">
      <style:text-properties fo:language="en" fo:country="GB"/>
    </style:style>
    <style:style style:name="T76" style:parent-style-name="Policepardéfaut" style:family="text">
      <style:text-properties fo:language="en" fo:country="GB"/>
    </style:style>
    <style:style style:name="P77" style:parent-style-name="Normal" style:list-style-name="LFO4" style:family="paragraph"/>
    <style:style style:name="T78" style:parent-style-name="Policepardéfaut" style:family="text">
      <style:text-properties fo:font-weight="bold" style:font-weight-asian="bold" style:font-weight-complex="bold"/>
    </style:style>
    <style:style style:name="P79" style:parent-style-name="Normal" style:family="paragraph">
      <style:text-properties fo:language="en" fo:country="GB"/>
    </style:style>
    <style:style style:name="P80" style:parent-style-name="Normal" style:family="paragraph">
      <style:text-properties fo:language="en" fo:country="GB"/>
    </style:style>
    <style:style style:name="P81" style:parent-style-name="Normal" style:family="paragraph">
      <style:text-properties fo:language="en" fo:country="GB"/>
    </style:style>
    <style:style style:name="P82" style:parent-style-name="Normal" style:family="paragraph">
      <style:text-properties fo:language="en" fo:country="GB"/>
    </style:style>
    <style:style style:name="P83" style:parent-style-name="Normal" style:family="paragraph">
      <style:text-properties fo:language="en" fo:country="GB"/>
    </style:style>
    <style:style style:name="P84" style:parent-style-name="Normal" style:family="paragraph">
      <style:text-properties fo:language="en" fo:country="GB"/>
    </style:style>
    <style:style style:name="P85" style:parent-style-name="Normal" style:family="paragraph">
      <style:text-properties fo:language="en" fo:country="GB"/>
    </style:style>
    <style:style style:name="P86" style:parent-style-name="Normal" style:family="paragraph">
      <style:text-properties fo:language="en" fo:country="GB"/>
    </style:style>
    <style:style style:name="P87" style:parent-style-name="Normal" style:family="paragraph">
      <style:text-properties fo:language="en" fo:country="GB"/>
    </style:style>
    <style:style style:name="P88" style:parent-style-name="Normal" style:family="paragraph">
      <style:text-properties fo:language="en" fo:country="GB"/>
    </style:style>
    <style:style style:name="P89" style:parent-style-name="Normal" style:family="paragraph">
      <style:text-properties fo:language="en" fo:country="GB"/>
    </style:style>
    <style:style style:name="P90" style:parent-style-name="Normal" style:family="paragraph">
      <style:text-properties fo:language="en" fo:country="GB"/>
    </style:style>
    <style:style style:name="P91" style:parent-style-name="Normal" style:family="paragraph">
      <style:text-properties fo:language="en" fo:country="GB"/>
    </style:style>
    <style:style style:name="T92" style:parent-style-name="Policepardéfaut" style:family="text">
      <style:text-properties fo:language="en" fo:country="GB"/>
    </style:style>
    <style:style style:name="P93" style:parent-style-name="Normal" style:list-style-name="LFO4" style:family="paragraph"/>
    <style:style style:name="T94" style:parent-style-name="Policepardéfaut" style:family="text">
      <style:text-properties fo:font-weight="bold" style:font-weight-asian="bold" style:font-weight-complex="bold" fo:language="en" fo:country="GB"/>
    </style:style>
    <style:style style:name="T95" style:parent-style-name="Policepardéfaut" style:family="text">
      <style:text-properties fo:language="en" fo:country="GB"/>
    </style:style>
    <style:style style:name="T96" style:parent-style-name="Policepardéfaut" style:family="text">
      <style:text-properties fo:font-weight="bold" style:font-weight-asian="bold" style:font-weight-complex="bold"/>
    </style:style>
    <style:style style:name="P97" style:parent-style-name="Normal" style:list-style-name="LFO5" style:family="paragraph">
      <style:text-properties fo:language="en" fo:country="GB"/>
    </style:style>
    <style:style style:name="P98" style:parent-style-name="Normal" style:list-style-name="LFO5" style:family="paragraph">
      <style:text-properties fo:language="en" fo:country="GB"/>
    </style:style>
    <style:style style:name="P99" style:parent-style-name="Normal" style:list-style-name="LFO5" style:family="paragraph">
      <style:text-properties fo:language="en" fo:country="GB"/>
    </style:style>
    <style:style style:name="P100" style:parent-style-name="Normal" style:list-style-name="LFO5" style:family="paragraph">
      <style:text-properties fo:language="en" fo:country="GB"/>
    </style:style>
    <style:style style:name="T101" style:parent-style-name="Policepardéfaut" style:family="text">
      <style:text-properties fo:font-weight="bold" style:font-weight-asian="bold" style:font-weight-complex="bold" fo:language="en" fo:country="GB"/>
    </style:style>
    <style:style style:name="T102" style:parent-style-name="Policepardéfaut" style:family="text">
      <style:text-properties fo:language="en" fo:country="GB"/>
    </style:style>
    <style:style style:name="P103" style:parent-style-name="Normal" style:family="paragraph">
      <style:text-properties fo:language="en" fo:country="GB"/>
    </style:style>
    <style:style style:name="P104" style:parent-style-name="Normal" style:family="paragraph">
      <style:text-properties fo:language="en" fo:country="GB"/>
    </style:style>
    <style:style style:name="P105" style:parent-style-name="Normal" style:family="paragraph">
      <style:text-properties fo:language="en" fo:country="GB"/>
    </style:style>
    <style:style style:name="P106" style:parent-style-name="Normal" style:family="paragraph">
      <style:text-properties fo:language="en" fo:country="GB"/>
    </style:style>
    <style:style style:name="P107" style:parent-style-name="Normal" style:family="paragraph">
      <style:text-properties fo:language="en" fo:country="GB"/>
    </style:style>
    <style:style style:name="P108" style:parent-style-name="Normal" style:family="paragraph">
      <style:text-properties fo:language="en" fo:country="GB"/>
    </style:style>
    <style:style style:name="P109" style:parent-style-name="Normal" style:family="paragraph">
      <style:text-properties fo:language="en" fo:country="GB"/>
    </style:style>
    <style:style style:name="P110" style:parent-style-name="Normal" style:family="paragraph">
      <style:text-properties fo:language="en" fo:country="GB"/>
    </style:style>
    <style:style style:name="P111" style:parent-style-name="Normal" style:family="paragraph">
      <style:text-properties fo:language="en" fo:country="GB"/>
    </style:style>
    <style:style style:name="P112" style:parent-style-name="Normal" style:family="paragraph">
      <style:text-properties fo:language="en" fo:country="GB"/>
    </style:style>
    <style:style style:name="T113" style:parent-style-name="Policepardéfaut" style:family="text">
      <style:text-properties fo:font-weight="bold" style:font-weight-asian="bold" style:font-weight-complex="bold"/>
    </style:style>
    <style:style style:name="P114" style:parent-style-name="Normal" style:list-style-name="LFO6" style:family="paragraph"/>
    <style:style style:name="T115" style:parent-style-name="Policepardéfaut" style:family="text">
      <style:text-properties fo:font-weight="bold" style:font-weight-asian="bold" style:font-weight-complex="bold" fo:language="en" fo:country="GB"/>
    </style:style>
    <style:style style:name="T116" style:parent-style-name="Policepardéfaut" style:family="text">
      <style:text-properties fo:language="en" fo:country="GB"/>
    </style:style>
    <style:style style:name="P117" style:parent-style-name="Normal" style:list-style-name="LFO6" style:family="paragraph"/>
    <style:style style:name="T118" style:parent-style-name="Policepardéfaut" style:family="text">
      <style:text-properties fo:font-weight="bold" style:font-weight-asian="bold" style:font-weight-complex="bold" fo:language="en" fo:country="GB"/>
    </style:style>
    <style:style style:name="T119" style:parent-style-name="Policepardéfaut" style:family="text">
      <style:text-properties fo:language="en" fo:country="GB"/>
    </style:style>
    <style:style style:name="P120" style:parent-style-name="Normal" style:family="paragraph">
      <style:text-properties fo:language="en" fo:country="GB"/>
    </style:style>
    <style:style style:name="P121" style:parent-style-name="Normal" style:family="paragraph">
      <style:text-properties fo:language="en" fo:country="GB"/>
    </style:style>
  </office:automatic-styles>
  <office:body>
    <office:text text:use-soft-page-breaks="true">
      <text:p text:style-name="P1">Lesson Title: Using SQLite with C++</text:p>
      <text:p text:style-name="Normal"><text:span text:style-name="T2">1. Introduction to SQLite</text:span></text:p>
      <text:list text:style-name="LFO1" text:continue-numbering="true">
        <text:list-item>
          <text:p text:style-name="P3"><text:span text:style-name="T4">What is SQLite?</text:span></text:p>
          <text:list text:continue-numbering="true">
            <text:list-item>
              <text:p text:style-name="P5">SQLite is a C-language library that provides a lightweight, serverless, self-contained, zero-configuration SQL database engine. It is widely used for embedded applications and can be integrated directly into applications.</text:p>
            </text:list-item>
            <text:list-item>
              <text:p text:style-name="P6">Unlike traditional client-server databases (e.g., MySQL, PostgreSQL), SQLite operates within the application process, making it ideal for smaller-scale projects and quick prototyping.</text:p>
            </text:list-item>
          </text:list>
        </text:list-item>
        <text:list-item>
          <text:p text:style-name="P7"><text:span text:style-name="T8">Advantages of SQLite:</text:span></text:p>
          <text:list text:continue-numbering="true">
            <text:list-item>
              <text:p text:style-name="P9">Simple to set up, as it is embedded.</text:p>
            </text:list-item>
            <text:list-item>
              <text:p text:style-name="P10">Cross-platform compatibility.</text:p>
            </text:list-item>
            <text:list-item>
              <text:p text:style-name="P11">Minimal setup (no server configuration).</text:p>
            </text:list-item>
            <text:list-item>
              <text:p text:style-name="P12">Fast for read-heavy operations.</text:p>
            </text:list-item>
          </text:list>
        </text:list-item>
      </text:list>
      <text:p text:style-name="Normal"><text:span text:style-name="T13">2. Basics of Setting Up SQLite with C++</text:span></text:p>
      <text:list text:style-name="LFO2" text:continue-numbering="true">
        <text:list-item>
          <text:p text:style-name="P14"><text:span text:style-name="T15">Libraries Required:</text:span></text:p>
          <text:list text:continue-numbering="true">
            <text:list-item>
              <text:p text:style-name="P16">To work with SQLite in C++, you need the SQLite library (commonly provided as sqlite3.h and sqlite3.c) and a C++ compiler.</text:p>
            </text:list-item>
            <text:list-item>
              <text:p text:style-name="P17"><text:span text:style-name="T18">Popular third-party wrappers:<text:s/></text:span><text:a xlink:href="https://github.com/SRombauts/SQLiteCpp" office:target-frame-name="_new" xlink:show="replace"><text:span text:style-name="T19">SQLiteCpp</text:span></text:a><text:span text:style-name="T20"><text:s/>for more C++-style handling.</text:span></text:p>
            </text:list-item>
          </text:list>
        </text:list-item>
        <text:list-item>
          <text:p text:style-name="P21"><text:span text:style-name="T22">Environment Setup:</text:span></text:p>
          <text:list text:continue-numbering="true">
            <text:list-item>
              <text:p text:style-name="P23">Download and include sqlite3.h and sqlite3.c in your project.</text:p>
            </text:list-item>
            <text:list-item>
              <text:p text:style-name="P24">Link your project to sqlite3 when compiling.</text:p>
            </text:list-item>
          </text:list>
        </text:list-item>
      </text:list>
      <text:p text:style-name="Normal"><text:span text:style-name="T25">3. Basic SQLite Operations in C++</text:span><text:span text:style-name="T26"><text:s/>Let's go over basic operations: creating a database, creating tables, inserting data, querying data, and closing connections.</text:span></text:p>
      <text:p text:style-name="Normal"><text:span text:style-name="T27">Example Code Walkthrough:</text:span></text:p>
      <text:list text:style-name="LFO4" text:continue-numbering="true">
        <text:list-item>
          <text:p text:style-name="P28"><text:span text:style-name="T29">Creating and Connecting to a Database</text:span></text:p>
        </text:list-item>
      </text:list>
      <text:p text:style-name="P30">#include &lt;iostream&gt;</text:p>
      <text:p text:style-name="P31">#include &lt;sqlite3.h&gt;</text:p>
      <text:p text:style-name="P32"/>
      <text:p text:style-name="P33">int main() {</text:p>
      <text:p text:style-name="P34"><text:s text:c="4"/>sqlite3* DB;</text:p>
      <text:p text:style-name="P35"><text:s text:c="4"/>int exit = sqlite3_open("example.db", &amp;DB);</text:p>
      <text:p text:style-name="P36"/>
      <text:soft-page-break/>
      <text:p text:style-name="P37"><text:s text:c="4"/>if (exit) {</text:p>
      <text:p text:style-name="P38"><text:s text:c="8"/>std::cerr &lt;&lt; "Error opening database: " &lt;&lt; sqlite3_errmsg(DB) &lt;&lt; std::endl;</text:p>
      <text:p text:style-name="P39"><text:s text:c="8"/>return -1;</text:p>
      <text:p text:style-name="P40"><text:s text:c="4"/>} else {</text:p>
      <text:p text:style-name="P41"><text:s text:c="8"/>std::cout &lt;&lt; "Database opened successfully!" &lt;&lt; std::endl;</text:p>
      <text:p text:style-name="P42"><text:s text:c="4"/>}</text:p>
      <text:p text:style-name="P43"/>
      <text:p text:style-name="P44"><text:s text:c="4"/>sqlite3_close(DB);</text:p>
      <text:p text:style-name="Normal"><text:span text:style-name="T45"><text:s text:c="4"/></text:span>return 0;</text:p>
      <text:p text:style-name="Normal">}</text:p>
      <text:list text:style-name="LFO4" text:continue-numbering="true">
        <text:list-item>
          <text:list>
            <text:list-item>
              <text:p text:style-name="P46"><text:span text:style-name="T47">Explanation</text:span><text:span text:style-name="T48">: This code opens a database called example.db. If it doesn’t exist, it creates one. sqlite3_open() is used to connect to the database, and sqlite3_close() closes the connection.</text:span></text:p>
            </text:list-item>
          </text:list>
        </text:list-item>
        <text:list-item>
          <text:p text:style-name="P49"><text:span text:style-name="T50">Creating a Table</text:span></text:p>
        </text:list-item>
      </text:list>
      <text:p text:style-name="P51">const char* sql = "CREATE TABLE IF NOT EXISTS students("</text:p>
      <text:p text:style-name="P52"><text:s text:c="18"/>"ID INT PRIMARY KEY NOT NULL, "</text:p>
      <text:p text:style-name="P53"><text:s text:c="18"/>"NAME TEXT NOT NULL, "</text:p>
      <text:p text:style-name="P54"><text:s text:c="18"/>"AGE INT NOT NULL);";</text:p>
      <text:p text:style-name="P55"/>
      <text:p text:style-name="P56">char* messageError;</text:p>
      <text:p text:style-name="P57">exit = sqlite3_exec(DB, sql, 0, 0, &amp;messageError);</text:p>
      <text:p text:style-name="P58"/>
      <text:p text:style-name="P59">if (exit != SQLITE_OK) {</text:p>
      <text:p text:style-name="P60"><text:s text:c="4"/>std::cerr &lt;&lt; "Error creating table: " &lt;&lt; messageError &lt;&lt; std::endl;</text:p>
      <text:p text:style-name="P61"><text:s text:c="4"/>sqlite3_free(messageError);</text:p>
      <text:p text:style-name="P62">} else {</text:p>
      <text:p text:style-name="Normal"><text:span text:style-name="T63"><text:s text:c="4"/>std::cout &lt;&lt; "Table created successfully!"<text:s/></text:span>&lt;&lt; std::endl;</text:p>
      <text:p text:style-name="Normal">}</text:p>
      <text:list text:style-name="LFO4" text:continue-numbering="true">
        <text:list-item>
          <text:list>
            <text:list-item>
              <text:p text:style-name="P64"><text:span text:style-name="T65">Explanation</text:span><text:span text:style-name="T66">: sqlite3_exec() executes SQL commands. The function signature sqlite3_exec(DB, sql, callback, arg, errmsg) is versatile for executing commands.</text:span></text:p>
            </text:list-item>
          </text:list>
        </text:list-item>
        <text:list-item>
          <text:p text:style-name="P67"><text:span text:style-name="T68">Inserting Data</text:span></text:p>
        </text:list-item>
      </text:list>
      <text:p text:style-name="P69">const char* sqlInsert = "INSERT INTO students (ID, NAME, AGE) VALUES (1, 'John Doe', 20);";</text:p>
      <text:soft-page-break/>
      <text:p text:style-name="P70">exit = sqlite3_exec(DB, sqlInsert, 0, 0, &amp;messageError);</text:p>
      <text:p text:style-name="P71"/>
      <text:p text:style-name="P72">if (exit != SQLITE_OK) {</text:p>
      <text:p text:style-name="P73"><text:s text:c="4"/>std::cerr &lt;&lt; "Error inserting data: " &lt;&lt; messageError &lt;&lt; std::endl;</text:p>
      <text:p text:style-name="P74"><text:s text:c="4"/>sqlite3_free(messageError);</text:p>
      <text:p text:style-name="P75">} else {</text:p>
      <text:p text:style-name="Normal"><text:span text:style-name="T76"><text:s text:c="4"/>std::cout &lt;&lt; "Record inserted successfully!"<text:s/></text:span>&lt;&lt; std::endl;</text:p>
      <text:p text:style-name="Normal">}</text:p>
      <text:list text:style-name="LFO4" text:continue-numbering="true">
        <text:list-item>
          <text:p text:style-name="P77"><text:span text:style-name="T78">Querying Data</text:span></text:p>
        </text:list-item>
      </text:list>
      <text:p text:style-name="P79">static int callback(void* NotUsed, int argc, char** argv, char** azColName) {</text:p>
      <text:p text:style-name="P80"><text:s text:c="4"/>for (int i = 0; i &lt; argc; i++) {</text:p>
      <text:p text:style-name="P81"><text:s text:c="8"/>std::cout &lt;&lt; azColName[i] &lt;&lt; ": " &lt;&lt; (argv[i] ? argv[i] : "NULL") &lt;&lt; std::endl;</text:p>
      <text:p text:style-name="P82"><text:s text:c="4"/>}</text:p>
      <text:p text:style-name="P83"><text:s text:c="4"/>std::cout &lt;&lt; std::endl;</text:p>
      <text:p text:style-name="P84"><text:s text:c="4"/>return 0;</text:p>
      <text:p text:style-name="P85">}</text:p>
      <text:p text:style-name="P86"/>
      <text:p text:style-name="P87">const char* sqlSelect = "SELECT * FROM students;";</text:p>
      <text:p text:style-name="P88">exit = sqlite3_exec(DB, sqlSelect, callback, 0, &amp;messageError);</text:p>
      <text:p text:style-name="P89"/>
      <text:p text:style-name="P90">if (exit != SQLITE_OK) {</text:p>
      <text:p text:style-name="P91"><text:s text:c="4"/>std::cerr &lt;&lt; "Error selecting data: " &lt;&lt; messageError &lt;&lt; std::endl;</text:p>
      <text:p text:style-name="Normal"><text:span text:style-name="T92"><text:s text:c="4"/></text:span>sqlite3_free(messageError);</text:p>
      <text:p text:style-name="Normal">}</text:p>
      <text:list text:style-name="LFO4" text:continue-numbering="true">
        <text:list-item>
          <text:list>
            <text:list-item>
              <text:p text:style-name="P93"><text:span text:style-name="T94">Explanation</text:span><text:span text:style-name="T95">: The callback function processes each row in the result set.<text:s/></text:span>It prints out the column names and values.</text:p>
            </text:list-item>
          </text:list>
        </text:list-item>
      </text:list>
      <text:p text:style-name="Normal"><text:span text:style-name="T96">4. Error Handling and Best Practices</text:span></text:p>
      <text:list text:style-name="LFO5" text:continue-numbering="true">
        <text:list-item>
          <text:p text:style-name="P97">Always check the return value of SQLite functions for error codes.</text:p>
        </text:list-item>
        <text:list-item>
          <text:p text:style-name="P98">Use sqlite3_errmsg() to get a readable error message.</text:p>
        </text:list-item>
        <text:list-item>
          <text:p text:style-name="P99">Close the database connection properly to avoid resource leaks.</text:p>
        </text:list-item>
        <text:list-item>
          <text:p text:style-name="P100">Sanitize inputs to prevent SQL injection, or use prepared statements.</text:p>
        </text:list-item>
      </text:list>
      <text:soft-page-break/>
      <text:p text:style-name="Normal"><text:span text:style-name="T101">5. Using Prepared Statements for Safety</text:span><text:span text:style-name="T102"><text:s/>For more secure data handling, you should use prepared statements:</text:span></text:p>
      <text:p text:style-name="P103">const char* sqlPrepared = "INSERT INTO students (ID, NAME, AGE) VALUES (?, ?, ?);";</text:p>
      <text:p text:style-name="P104">sqlite3_stmt* stmt;</text:p>
      <text:p text:style-name="P105"/>
      <text:p text:style-name="P106">sqlite3_prepare_v2(DB, sqlPrepared, -1, &amp;stmt, 0);</text:p>
      <text:p text:style-name="P107">sqlite3_bind_int(stmt, 1, 2); // Bind ID</text:p>
      <text:p text:style-name="P108">sqlite3_bind_text(stmt, 2, "Jane Smith", -1, SQLITE_STATIC); // Bind NAME</text:p>
      <text:p text:style-name="P109">sqlite3_bind_int(stmt, 3, 22); // Bind AGE</text:p>
      <text:p text:style-name="P110"/>
      <text:p text:style-name="P111">sqlite3_step(stmt); // Execute statement</text:p>
      <text:p text:style-name="P112">sqlite3_finalize(stmt); // Clean up prepared statement</text:p>
      <text:p text:style-name="Normal"><text:span text:style-name="T113">6. Conclusion and Homework</text:span></text:p>
      <text:list text:style-name="LFO6" text:continue-numbering="true">
        <text:list-item>
          <text:p text:style-name="P114"><text:span text:style-name="T115">Practice</text:span><text:span text:style-name="T116">: Write a C++ program that connects to an SQLite database, creates a table, inserts multiple records, and queries them with callbacks.</text:span></text:p>
        </text:list-item>
        <text:list-item>
          <text:p text:style-name="P117"><text:span text:style-name="T118">Advanced</text:span><text:span text:style-name="T119">: Implement prepared statements for safe and efficient data insertion and retrieval.</text:span></text:p>
        </text:list-item>
      </text:list>
      <text:p text:style-name="P120">Feel free to ask questions or expand into more complex topics such as database transactions, joins, or handling large datasets with SQLite in C++.</text:p>
      <text:p text:style-name="P1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ra Costa</meta:initial-creator>
    <dc:creator>Vera Costa</dc:creator>
    <meta:creation-date>2024-11-13T18:38:00Z</meta:creation-date>
    <dc:date>2024-11-15T20:22:00Z</dc:date>
    <meta:template xlink:href="Normal" xlink:type="simple"/>
    <meta:editing-cycles>1</meta:editing-cycles>
    <meta:editing-duration>PT0S</meta:editing-duration>
    <meta:document-statistic meta:page-count="4" meta:paragraph-count="9" meta:word-count="726" meta:character-count="4714" meta:row-count="33" meta:non-whitespace-character-count="3997"/>
  </office:meta>
</office:document-meta>
</file>